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2" svg:width="538.53pt" svg:height="321.51pt" svg:x="246.64pt" svg:y="15.05pt">
            <draw:object draw:notify-on-update-of-ranges="Sheet1.B1:Sheet1.B1 Sheet1.B2:Sheet1.B21 Sheet1.C1:Sheet1.C1 Sheet1.C2:Sheet1.C21" xlink:href="./Object 1" xlink:type="simple" xlink:show="embed" xlink:actuate="onLoad">
              <loext:p text:style-name="P1">0.</loext:p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0.3331" calcext:value-type="float">
            <text:p>0.3331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0.3633" calcext:value-type="float">
            <text:p>0.3633</text:p>
          </table:table-cell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office:value-type="float" office:value="0.3792" calcext:value-type="float">
            <text:p>0.3792</text:p>
          </table:table-cell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office:value-type="float" office:value="0.3789" calcext:value-type="float">
            <text:p>0.3789</text:p>
          </table:table-cell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0.3792" calcext:value-type="float">
            <text:p>0.3792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0.4029" calcext:value-type="float">
            <text:p>0.4029</text:p>
          </table:table-cell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0.3951" calcext:value-type="float">
            <text:p>0.3951</text:p>
          </table:table-cell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0.4116" calcext:value-type="float">
            <text:p>0.4116</text:p>
          </table:table-cell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0.4274" calcext:value-type="float">
            <text:p>0.4274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4433" calcext:value-type="float">
            <text:p>0.4433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0.4569" calcext:value-type="float">
            <text:p>0.4569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491" calcext:value-type="float">
            <text:p>0.491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0.5233" calcext:value-type="float">
            <text:p>0.5233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6029" calcext:value-type="float">
            <text:p>0.6029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0.6502" calcext:value-type="float">
            <text:p>0.650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7767" calcext:value-type="float">
            <text:p>0.7767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874" calcext:value-type="float">
            <text:p>0.874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.0303" calcext:value-type="float">
            <text:p>1.0303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.2546" calcext:value-type="float">
            <text:p>1.254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.0249" calcext:value-type="float">
            <text:p>2.02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18:58:45.995545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8:38:50.782053789</meta:creation-date>
    <dc:date>2020-06-03T19:09:55.398288476</dc:date>
    <meta:editing-duration>PT20M49S</meta:editing-duration>
    <meta:editing-cycles>5</meta:editing-cycles>
    <meta:generator>LibreOffice/6.0.7.3$Linux_X86_64 LibreOffice_project/00m0$Build-3</meta:generator>
    <meta:document-statistic meta:table-count="1" meta:cell-count="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999cm" svg:height="11.343cm" xlink:href=".." xlink:type="simple" chart:class="chart:scatter" chart:style-name="ch1">
        <chart:legend chart:legend-position="end" svg:x="16.147cm" svg:y="5.123cm" style:legend-expansion="high" chart:style-name="ch2"/>
        <chart:plot-area chart:style-name="ch3" table:cell-range-address="Sheet1.B1:Sheet1.C21" chart:data-source-has-labels="row" svg:x="0.379cm" svg:y="0.226cm" svg:width="15.389cm" svg:height="10.891cm">
          <chartooo:coordinate-region svg:x="1.106cm" svg:y="0.425cm" svg:width="14.382cm" svg:height="10.0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1" chart:label-cell-address="Sheet1.C1:Sheet1.C1" chart:class="chart:scatter">
            <chart:domain table:cell-range-address="Sheet1.B2:Sheet1.B21"/>
            <chart:regression-curve chart:style-name="ch7">
              <chart:equation chart:display-equation="true" chart:display-r-square="true" svg:x="5.234cm" svg:y="0.906cm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0">
                <text:p>850</text:p>
                <draw:g>
                  <svg:desc>Sheet1.B2:Sheet1.B21</svg:desc>
                </draw:g>
              </table:table-cell>
              <table:table-cell office:value-type="float" office:value="0.3331">
                <text:p>0.3331</text:p>
                <draw:g>
                  <svg:desc>Sheet1.C2:Sheet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">
                <text:p>800</text:p>
              </table:table-cell>
              <table:table-cell office:value-type="float" office:value="0.3633">
                <text:p>0.36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0">
                <text:p>760</text:p>
              </table:table-cell>
              <table:table-cell office:value-type="float" office:value="0.3792">
                <text:p>0.37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0">
                <text:p>740</text:p>
              </table:table-cell>
              <table:table-cell office:value-type="float" office:value="0.3789">
                <text:p>0.37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0">
                <text:p>720</text:p>
              </table:table-cell>
              <table:table-cell office:value-type="float" office:value="0.3792">
                <text:p>0.37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0">
                <text:p>700</text:p>
              </table:table-cell>
              <table:table-cell office:value-type="float" office:value="0.4029">
                <text:p>0.40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0">
                <text:p>680</text:p>
              </table:table-cell>
              <table:table-cell office:value-type="float" office:value="0.3951">
                <text:p>0.39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0">
                <text:p>660</text:p>
              </table:table-cell>
              <table:table-cell office:value-type="float" office:value="0.4116">
                <text:p>0.41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0">
                <text:p>620</text:p>
              </table:table-cell>
              <table:table-cell office:value-type="float" office:value="0.4274">
                <text:p>0.4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">
                <text:p>600</text:p>
              </table:table-cell>
              <table:table-cell office:value-type="float" office:value="0.4433">
                <text:p>0.44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0.4569">
                <text:p>0.45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">
                <text:p>500</text:p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0">
                <text:p>450</text:p>
              </table:table-cell>
              <table:table-cell office:value-type="float" office:value="0.5233">
                <text:p>0.52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0">
                <text:p>400</text:p>
              </table:table-cell>
              <table:table-cell office:value-type="float" office:value="0.6029">
                <text:p>0.60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">
                <text:p>350</text:p>
              </table:table-cell>
              <table:table-cell office:value-type="float" office:value="0.6502">
                <text:p>0.65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0.7767">
                <text:p>0.77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0">
                <text:p>250</text:p>
              </table:table-cell>
              <table:table-cell office:value-type="float" office:value="0.874">
                <text:p>0.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">
                <text:p>200</text:p>
              </table:table-cell>
              <table:table-cell office:value-type="float" office:value="1.0303">
                <text:p>1.03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0">
                <text:p>150</text:p>
              </table:table-cell>
              <table:table-cell office:value-type="float" office:value="1.2546">
                <text:p>1.25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2.0249">
                <text:p>2.02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